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84cm"/>
    </style:style>
    <style:style style:name="co2" style:family="table-column">
      <style:table-column-properties fo:break-before="auto" style:column-width="2.512cm"/>
    </style:style>
    <style:style style:name="co3" style:family="table-column">
      <style:table-column-properties fo:break-before="auto" style:column-width="3.447cm"/>
    </style:style>
    <style:style style:name="co4" style:family="table-column">
      <style:table-column-properties fo:break-before="auto" style:column-width="4.147cm"/>
    </style:style>
    <style:style style:name="co5" style:family="table-column">
      <style:table-column-properties fo:break-before="auto" style:column-width="3.997cm"/>
    </style:style>
    <style:style style:name="co6" style:family="table-column">
      <style:table-column-properties fo:break-before="auto" style:column-width="3.76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near_regression_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Intercept</text:p>
          </table:table-cell>
          <table:table-cell office:value-type="string" calcext:value-type="string">
            <text:p>Coeff</text:p>
          </table:table-cell>
          <table:table-cell office:value-type="string" calcext:value-type="string">
            <text:p>PValue</text:p>
          </table:table-cell>
          <table:table-cell office:value-type="string" calcext:value-type="string">
            <text:p>AdjustedRSquare</text:p>
          </table:table-cell>
        </table:table-row>
        <table:table-row table:style-name="ro1">
          <table:table-cell office:value-type="string" calcext:value-type="string">
            <text:p>Nsamples1000SeriesSize101.csv</text:p>
          </table:table-cell>
          <table:table-cell office:value-type="string" calcext:value-type="string">
            <text:p>Sine</text:p>
          </table:table-cell>
          <table:table-cell office:value-type="float" office:value="0.950644176279866" calcext:value-type="float">
            <text:p>0.950644176279866</text:p>
          </table:table-cell>
          <table:table-cell office:value-type="float" office:value="-0.00260465822522641" calcext:value-type="float">
            <text:p>-0.00260465822522641</text:p>
          </table:table-cell>
          <table:table-cell office:value-type="float" office:value="0.656486293373081" calcext:value-type="float">
            <text:p>0.656486293373081</text:p>
          </table:table-cell>
          <table:table-cell office:value-type="float" office:value="-0.0282919583132846" calcext:value-type="float">
            <text:p>-0.0282919583132846</text:p>
          </table:table-cell>
        </table:table-row>
        <table:table-row table:style-name="ro1">
          <table:table-cell office:value-type="string" calcext:value-type="string">
            <text:p>Nsamples1000SeriesSize101.csv</text:p>
          </table:table-cell>
          <table:table-cell office:value-type="string" calcext:value-type="string">
            <text:p>WhiteNoise</text:p>
          </table:table-cell>
          <table:table-cell office:value-type="float" office:value="0.917718037131352" calcext:value-type="float">
            <text:p>0.917718037131352</text:p>
          </table:table-cell>
          <table:table-cell office:value-type="float" office:value="0.000307706990636465" calcext:value-type="float">
            <text:p>0.000307706990636465</text:p>
          </table:table-cell>
          <table:table-cell office:value-type="float" office:value="0.150895603890186" calcext:value-type="float">
            <text:p>0.150895603890186</text:p>
          </table:table-cell>
          <table:table-cell office:value-type="float" office:value="0.0391262716753012" calcext:value-type="float">
            <text:p>0.0391262716753012</text:p>
          </table:table-cell>
        </table:table-row>
        <table:table-row table:style-name="ro1">
          <table:table-cell office:value-type="string" calcext:value-type="string">
            <text:p>Nsamples1000SeriesSize101.csv</text:p>
          </table:table-cell>
          <table:table-cell office:value-type="string" calcext:value-type="string">
            <text:p>SineAndNoise</text:p>
          </table:table-cell>
          <table:table-cell office:value-type="float" office:value="0.90183619439369" calcext:value-type="float">
            <text:p>0.90183619439369</text:p>
          </table:table-cell>
          <table:table-cell office:value-type="float" office:value="-0.00132803977721282" calcext:value-type="float">
            <text:p>-0.00132803977721282</text:p>
          </table:table-cell>
          <table:table-cell office:value-type="float" office:value="0.647817671730112" calcext:value-type="float">
            <text:p>0.647817671730112</text:p>
          </table:table-cell>
          <table:table-cell office:value-type="float" office:value="-0.027886681712779" calcext:value-type="float">
            <text:p>-0.027886681712779</text:p>
          </table:table-cell>
        </table:table-row>
        <table:table-row table:style-name="ro1">
          <table:table-cell office:value-type="string" calcext:value-type="string">
            <text:p>Nsamples1000SeriesSize101.csv</text:p>
          </table:table-cell>
          <table:table-cell office:value-type="string" calcext:value-type="string">
            <text:p>AR1low</text:p>
          </table:table-cell>
          <table:table-cell office:value-type="float" office:value="0.869401984483549" calcext:value-type="float">
            <text:p>0.869401984483549</text:p>
          </table:table-cell>
          <table:table-cell office:value-type="float" office:value="0.00133381188948174" calcext:value-type="float">
            <text:p>0.00133381188948174</text:p>
          </table:table-cell>
          <table:table-cell office:value-type="float" office:value="0.0296589915190063" calcext:value-type="float">
            <text:p>0.0296589915190063</text:p>
          </table:table-cell>
          <table:table-cell office:value-type="float" office:value="0.127853080532349" calcext:value-type="float">
            <text:p>0.127853080532349</text:p>
          </table:table-cell>
        </table:table-row>
        <table:table-row table:style-name="ro1">
          <table:table-cell office:value-type="string" calcext:value-type="string">
            <text:p>Nsamples1000SeriesSize101.csv</text:p>
          </table:table-cell>
          <table:table-cell office:value-type="string" calcext:value-type="string">
            <text:p>AR1hi</text:p>
          </table:table-cell>
          <table:table-cell office:value-type="float" office:value="0.464227776943663" calcext:value-type="float">
            <text:p>0.464227776943663</text:p>
          </table:table-cell>
          <table:table-cell office:value-type="float" office:value="0.0116486560680342" calcext:value-type="float">
            <text:p>0.0116486560680342</text:p>
          </table:table-cell>
          <table:table-cell office:value-type="float" office:value="0.00000034227854838746" calcext:value-type="float">
            <text:p>3.42278548387461E-07</text:p>
          </table:table-cell>
          <table:table-cell office:value-type="float" office:value="0.59694979874179" calcext:value-type="float">
            <text:p>0.59694979874179</text:p>
          </table:table-cell>
        </table:table-row>
        <table:table-row table:style-name="ro1">
          <table:table-cell office:value-type="string" calcext:value-type="string">
            <text:p>Nsamples1000SeriesSize202.csv</text:p>
          </table:table-cell>
          <table:table-cell office:value-type="string" calcext:value-type="string">
            <text:p>Sine</text:p>
          </table:table-cell>
          <table:table-cell office:value-type="float" office:value="0.963793369385044" calcext:value-type="float">
            <text:p>0.963793369385044</text:p>
          </table:table-cell>
          <table:table-cell office:value-type="float" office:value="-0.00264185736270517" calcext:value-type="float">
            <text:p>-0.00264185736270517</text:p>
          </table:table-cell>
          <table:table-cell office:value-type="float" office:value="0.634663246700958" calcext:value-type="float">
            <text:p>0.634663246700958</text:p>
          </table:table-cell>
          <table:table-cell office:value-type="float" office:value="-0.0272468211871186" calcext:value-type="float">
            <text:p>-0.0272468211871186</text:p>
          </table:table-cell>
        </table:table-row>
        <table:table-row table:style-name="ro1">
          <table:table-cell office:value-type="string" calcext:value-type="string">
            <text:p>Nsamples1000SeriesSize202.csv</text:p>
          </table:table-cell>
          <table:table-cell office:value-type="string" calcext:value-type="string">
            <text:p>WhiteNoise</text:p>
          </table:table-cell>
          <table:table-cell office:value-type="float" office:value="0.904119910414185" calcext:value-type="float">
            <text:p>0.904119910414185</text:p>
          </table:table-cell>
          <table:table-cell office:value-type="float" office:value="0.000700064058919673" calcext:value-type="float">
            <text:p>0.000700064058919673</text:p>
          </table:table-cell>
          <table:table-cell office:value-type="float" office:value="0.00477514855671256" calcext:value-type="float">
            <text:p>0.00477514855671256</text:p>
          </table:table-cell>
          <table:table-cell office:value-type="float" office:value="0.224530387824999" calcext:value-type="float">
            <text:p>0.224530387824999</text:p>
          </table:table-cell>
        </table:table-row>
        <table:table-row table:style-name="ro1">
          <table:table-cell office:value-type="string" calcext:value-type="string">
            <text:p>Nsamples1000SeriesSize202.csv</text:p>
          </table:table-cell>
          <table:table-cell office:value-type="string" calcext:value-type="string">
            <text:p>SineAndNoise</text:p>
          </table:table-cell>
          <table:table-cell office:value-type="float" office:value="0.895561824475279" calcext:value-type="float">
            <text:p>0.895561824475279</text:p>
          </table:table-cell>
          <table:table-cell office:value-type="float" office:value="-0.00184679676329606" calcext:value-type="float">
            <text:p>-0.00184679676329606</text:p>
          </table:table-cell>
          <table:table-cell office:value-type="float" office:value="0.603920417347804" calcext:value-type="float">
            <text:p>0.603920417347804</text:p>
          </table:table-cell>
          <table:table-cell office:value-type="float" office:value="-0.0256297106506993" calcext:value-type="float">
            <text:p>-0.0256297106506993</text:p>
          </table:table-cell>
        </table:table-row>
        <table:table-row table:style-name="ro1">
          <table:table-cell office:value-type="string" calcext:value-type="string">
            <text:p>Nsamples1000SeriesSize202.csv</text:p>
          </table:table-cell>
          <table:table-cell office:value-type="string" calcext:value-type="string">
            <text:p>AR1low</text:p>
          </table:table-cell>
          <table:table-cell office:value-type="float" office:value="0.838224109466841" calcext:value-type="float">
            <text:p>0.838224109466841</text:p>
          </table:table-cell>
          <table:table-cell office:value-type="float" office:value="0.0020748658828258" calcext:value-type="float">
            <text:p>0.0020748658828258</text:p>
          </table:table-cell>
          <table:table-cell office:value-type="float" office:value="0.0066767448877576" calcext:value-type="float">
            <text:p>0.0066767448877576</text:p>
          </table:table-cell>
          <table:table-cell office:value-type="float" office:value="0.207305684232858" calcext:value-type="float">
            <text:p>0.207305684232858</text:p>
          </table:table-cell>
        </table:table-row>
        <table:table-row table:style-name="ro1">
          <table:table-cell office:value-type="string" calcext:value-type="string">
            <text:p>Nsamples1000SeriesSize202.csv</text:p>
          </table:table-cell>
          <table:table-cell office:value-type="string" calcext:value-type="string">
            <text:p>AR1hi</text:p>
          </table:table-cell>
          <table:table-cell office:value-type="float" office:value="0.319490753602087" calcext:value-type="float">
            <text:p>0.319490753602087</text:p>
          </table:table-cell>
          <table:table-cell office:value-type="float" office:value="0.0106232163870408" calcext:value-type="float">
            <text:p>0.0106232163870408</text:p>
          </table:table-cell>
          <table:table-cell office:value-type="float" office:value="0.00000027208190874669" calcext:value-type="float">
            <text:p>2.7208190874669E-07</text:p>
          </table:table-cell>
          <table:table-cell office:value-type="float" office:value="0.603374800785737" calcext:value-type="float">
            <text:p>0.603374800785737</text:p>
          </table:table-cell>
        </table:table-row>
        <table:table-row table:style-name="ro1">
          <table:table-cell office:value-type="string" calcext:value-type="string">
            <text:p>Nsamples1000SeriesSize51.csv</text:p>
          </table:table-cell>
          <table:table-cell office:value-type="string" calcext:value-type="string">
            <text:p>Sine</text:p>
          </table:table-cell>
          <table:table-cell office:value-type="float" office:value="0.953314138296238" calcext:value-type="float">
            <text:p>0.953314138296238</text:p>
          </table:table-cell>
          <table:table-cell office:value-type="float" office:value="-0.00411812122476938" calcext:value-type="float">
            <text:p>-0.00411812122476938</text:p>
          </table:table-cell>
          <table:table-cell office:value-type="float" office:value="0.519781097638383" calcext:value-type="float">
            <text:p>0.519781097638383</text:p>
          </table:table-cell>
          <table:table-cell office:value-type="float" office:value="-0.0202295915278532" calcext:value-type="float">
            <text:p>-0.0202295915278532</text:p>
          </table:table-cell>
        </table:table-row>
        <table:table-row table:style-name="ro1">
          <table:table-cell office:value-type="string" calcext:value-type="string">
            <text:p>Nsamples1000SeriesSize51.csv</text:p>
          </table:table-cell>
          <table:table-cell office:value-type="string" calcext:value-type="string">
            <text:p>WhiteNoise</text:p>
          </table:table-cell>
          <table:table-cell office:value-type="float" office:value="0.919356555873102" calcext:value-type="float">
            <text:p>0.919356555873102</text:p>
          </table:table-cell>
          <table:table-cell office:value-type="float" office:value="0.000661405520677259" calcext:value-type="float">
            <text:p>0.000661405520677259</text:p>
          </table:table-cell>
          <table:table-cell office:value-type="float" office:value="0.0013851946545844" calcext:value-type="float">
            <text:p>0.0013851946545844</text:p>
          </table:table-cell>
          <table:table-cell office:value-type="float" office:value="0.285713755023491" calcext:value-type="float">
            <text:p>0.285713755023491</text:p>
          </table:table-cell>
        </table:table-row>
        <table:table-row table:style-name="ro1">
          <table:table-cell office:value-type="string" calcext:value-type="string">
            <text:p>Nsamples1000SeriesSize51.csv</text:p>
          </table:table-cell>
          <table:table-cell office:value-type="string" calcext:value-type="string">
            <text:p>SineAndNoise</text:p>
          </table:table-cell>
          <table:table-cell office:value-type="float" office:value="0.900490756907713" calcext:value-type="float">
            <text:p>0.900490756907713</text:p>
          </table:table-cell>
          <table:table-cell office:value-type="float" office:value="-0.00022880321521769" calcext:value-type="float">
            <text:p>-0.00022880321521769</text:p>
          </table:table-cell>
          <table:table-cell office:value-type="float" office:value="0.915963752588632" calcext:value-type="float">
            <text:p>0.915963752588632</text:p>
          </table:table-cell>
          <table:table-cell office:value-type="float" office:value="-0.0352950954178126" calcext:value-type="float">
            <text:p>-0.0352950954178126</text:p>
          </table:table-cell>
        </table:table-row>
        <table:table-row table:style-name="ro1">
          <table:table-cell office:value-type="string" calcext:value-type="string">
            <text:p>Nsamples1000SeriesSize51.csv</text:p>
          </table:table-cell>
          <table:table-cell office:value-type="string" calcext:value-type="string">
            <text:p>AR1low</text:p>
          </table:table-cell>
          <table:table-cell office:value-type="float" office:value="0.887014439360521" calcext:value-type="float">
            <text:p>0.887014439360521</text:p>
          </table:table-cell>
          <table:table-cell office:value-type="float" office:value="0.00154203532949769" calcext:value-type="float">
            <text:p>0.00154203532949769</text:p>
          </table:table-cell>
          <table:table-cell office:value-type="float" office:value="0.001548506671646" calcext:value-type="float">
            <text:p>0.001548506671646</text:p>
          </table:table-cell>
          <table:table-cell office:value-type="float" office:value="0.280365105313666" calcext:value-type="float">
            <text:p>0.280365105313666</text:p>
          </table:table-cell>
        </table:table-row>
        <table:table-row table:style-name="ro1">
          <table:table-cell office:value-type="string" calcext:value-type="string">
            <text:p>Nsamples1000SeriesSize51.csv</text:p>
          </table:table-cell>
          <table:table-cell office:value-type="string" calcext:value-type="string">
            <text:p>AR1hi</text:p>
          </table:table-cell>
          <table:table-cell office:value-type="float" office:value="0.662943331436148" calcext:value-type="float">
            <text:p>0.662943331436148</text:p>
          </table:table-cell>
          <table:table-cell office:value-type="float" office:value="0.00910552219387084" calcext:value-type="float">
            <text:p>0.00910552219387084</text:p>
          </table:table-cell>
          <table:table-cell office:value-type="float" office:value="0.00000135442905413518" calcext:value-type="float">
            <text:p>1.35442905413518E-06</text:p>
          </table:table-cell>
          <table:table-cell office:value-type="float" office:value="0.556285216906239" calcext:value-type="float">
            <text:p>0.556285216906239</text:p>
          </table:table-cell>
        </table:table-row>
        <table:table-row table:style-name="ro1">
          <table:table-cell office:value-type="string" calcext:value-type="string">
            <text:p>Nsamples300SeriesSize101.csv</text:p>
          </table:table-cell>
          <table:table-cell office:value-type="string" calcext:value-type="string">
            <text:p>Sine</text:p>
          </table:table-cell>
          <table:table-cell office:value-type="float" office:value="0.950644176279865" calcext:value-type="float">
            <text:p>0.950644176279865</text:p>
          </table:table-cell>
          <table:table-cell office:value-type="float" office:value="-0.00260465822522641" calcext:value-type="float">
            <text:p>-0.00260465822522641</text:p>
          </table:table-cell>
          <table:table-cell office:value-type="float" office:value="0.656486293373082" calcext:value-type="float">
            <text:p>0.656486293373082</text:p>
          </table:table-cell>
          <table:table-cell office:value-type="float" office:value="-0.0282919583132846" calcext:value-type="float">
            <text:p>-0.0282919583132846</text:p>
          </table:table-cell>
        </table:table-row>
        <table:table-row table:style-name="ro1">
          <table:table-cell office:value-type="string" calcext:value-type="string">
            <text:p>Nsamples300SeriesSize101.csv</text:p>
          </table:table-cell>
          <table:table-cell office:value-type="string" calcext:value-type="string">
            <text:p>WhiteNoise</text:p>
          </table:table-cell>
          <table:table-cell office:value-type="float" office:value="0.918276345114156" calcext:value-type="float">
            <text:p>0.918276345114156</text:p>
          </table:table-cell>
          <table:table-cell office:value-type="float" office:value="0.000216581556587102" calcext:value-type="float">
            <text:p>0.000216581556587102</text:p>
          </table:table-cell>
          <table:table-cell office:value-type="float" office:value="0.465222030920298" calcext:value-type="float">
            <text:p>0.465222030920298</text:p>
          </table:table-cell>
          <table:table-cell office:value-type="float" office:value="-0.0158262292713236" calcext:value-type="float">
            <text:p>-0.0158262292713236</text:p>
          </table:table-cell>
        </table:table-row>
        <table:table-row table:style-name="ro1">
          <table:table-cell office:value-type="string" calcext:value-type="string">
            <text:p>Nsamples300SeriesSize101.csv</text:p>
          </table:table-cell>
          <table:table-cell office:value-type="string" calcext:value-type="string">
            <text:p>SineAndNoise</text:p>
          </table:table-cell>
          <table:table-cell office:value-type="float" office:value="0.903703322032237" calcext:value-type="float">
            <text:p>0.903703322032237</text:p>
          </table:table-cell>
          <table:table-cell office:value-type="float" office:value="-0.00154050186281625" calcext:value-type="float">
            <text:p>-0.00154050186281625</text:p>
          </table:table-cell>
          <table:table-cell office:value-type="float" office:value="0.598012104467514" calcext:value-type="float">
            <text:p>0.598012104467514</text:p>
          </table:table-cell>
          <table:table-cell office:value-type="float" office:value="-0.0252986006971891" calcext:value-type="float">
            <text:p>-0.0252986006971891</text:p>
          </table:table-cell>
        </table:table-row>
        <table:table-row table:style-name="ro1">
          <table:table-cell office:value-type="string" calcext:value-type="string">
            <text:p>Nsamples300SeriesSize101.csv</text:p>
          </table:table-cell>
          <table:table-cell office:value-type="string" calcext:value-type="string">
            <text:p>AR1low</text:p>
          </table:table-cell>
          <table:table-cell office:value-type="float" office:value="0.87153119423924" calcext:value-type="float">
            <text:p>0.87153119423924</text:p>
          </table:table-cell>
          <table:table-cell office:value-type="float" office:value="0.00125704296831367" calcext:value-type="float">
            <text:p>0.00125704296831367</text:p>
          </table:table-cell>
          <table:table-cell office:value-type="float" office:value="0.0411552090953425" calcext:value-type="float">
            <text:p>0.0411552090953425</text:p>
          </table:table-cell>
          <table:table-cell office:value-type="float" office:value="0.109944230673517" calcext:value-type="float">
            <text:p>0.109944230673517</text:p>
          </table:table-cell>
        </table:table-row>
        <table:table-row table:style-name="ro1">
          <table:table-cell office:value-type="string" calcext:value-type="string">
            <text:p>Nsamples300SeriesSize101.csv</text:p>
          </table:table-cell>
          <table:table-cell office:value-type="string" calcext:value-type="string">
            <text:p>AR1hi</text:p>
          </table:table-cell>
          <table:table-cell office:value-type="float" office:value="0.487495994516837" calcext:value-type="float">
            <text:p>0.487495994516837</text:p>
          </table:table-cell>
          <table:table-cell office:value-type="float" office:value="0.0104597655893505" calcext:value-type="float">
            <text:p>0.0104597655893505</text:p>
          </table:table-cell>
          <table:table-cell office:value-type="float" office:value="0.00000056051916722913" calcext:value-type="float">
            <text:p>5.60519167229129E-07</text:p>
          </table:table-cell>
          <table:table-cell office:value-type="float" office:value="0.582799945109817" calcext:value-type="float">
            <text:p>0.582799945109817</text:p>
          </table:table-cell>
        </table:table-row>
        <table:table-row table:style-name="ro1">
          <table:table-cell office:value-type="string" calcext:value-type="string">
            <text:p>Nsamples300SeriesSize202.csv</text:p>
          </table:table-cell>
          <table:table-cell office:value-type="string" calcext:value-type="string">
            <text:p>Sine</text:p>
          </table:table-cell>
          <table:table-cell office:value-type="float" office:value="0.963793369385043" calcext:value-type="float">
            <text:p>0.963793369385043</text:p>
          </table:table-cell>
          <table:table-cell office:value-type="float" office:value="-0.00264185736270517" calcext:value-type="float">
            <text:p>-0.00264185736270517</text:p>
          </table:table-cell>
          <table:table-cell office:value-type="float" office:value="0.634663246700957" calcext:value-type="float">
            <text:p>0.634663246700957</text:p>
          </table:table-cell>
          <table:table-cell office:value-type="float" office:value="-0.0272468211871186" calcext:value-type="float">
            <text:p>-0.0272468211871186</text:p>
          </table:table-cell>
        </table:table-row>
        <table:table-row table:style-name="ro1">
          <table:table-cell office:value-type="string" calcext:value-type="string">
            <text:p>Nsamples300SeriesSize202.csv</text:p>
          </table:table-cell>
          <table:table-cell office:value-type="string" calcext:value-type="string">
            <text:p>WhiteNoise</text:p>
          </table:table-cell>
          <table:table-cell office:value-type="float" office:value="0.903634386341613" calcext:value-type="float">
            <text:p>0.903634386341613</text:p>
          </table:table-cell>
          <table:table-cell office:value-type="float" office:value="0.000823207785741578" calcext:value-type="float">
            <text:p>0.000823207785741578</text:p>
          </table:table-cell>
          <table:table-cell office:value-type="float" office:value="0.0856813811108109" calcext:value-type="float">
            <text:p>0.0856813811108109</text:p>
          </table:table-cell>
          <table:table-cell office:value-type="float" office:value="0.0697302052646952" calcext:value-type="float">
            <text:p>0.0697302052646952</text:p>
          </table:table-cell>
        </table:table-row>
        <table:table-row table:style-name="ro1">
          <table:table-cell office:value-type="string" calcext:value-type="string">
            <text:p>Nsamples300SeriesSize202.csv</text:p>
          </table:table-cell>
          <table:table-cell office:value-type="string" calcext:value-type="string">
            <text:p>SineAndNoise</text:p>
          </table:table-cell>
          <table:table-cell office:value-type="float" office:value="0.886961635578137" calcext:value-type="float">
            <text:p>0.886961635578137</text:p>
          </table:table-cell>
          <table:table-cell office:value-type="float" office:value="-0.00141675265924745" calcext:value-type="float">
            <text:p>-0.00141675265924745</text:p>
          </table:table-cell>
          <table:table-cell office:value-type="float" office:value="0.688783281819869" calcext:value-type="float">
            <text:p>0.688783281819869</text:p>
          </table:table-cell>
          <table:table-cell office:value-type="float" office:value="-0.0296916622131602" calcext:value-type="float">
            <text:p>-0.0296916622131602</text:p>
          </table:table-cell>
        </table:table-row>
        <table:table-row table:style-name="ro1">
          <table:table-cell office:value-type="string" calcext:value-type="string">
            <text:p>Nsamples300SeriesSize202.csv</text:p>
          </table:table-cell>
          <table:table-cell office:value-type="string" calcext:value-type="string">
            <text:p>AR1low</text:p>
          </table:table-cell>
          <table:table-cell office:value-type="float" office:value="0.839690207265694" calcext:value-type="float">
            <text:p>0.839690207265694</text:p>
          </table:table-cell>
          <table:table-cell office:value-type="float" office:value="0.00185318167872431" calcext:value-type="float">
            <text:p>0.00185318167872431</text:p>
          </table:table-cell>
          <table:table-cell office:value-type="float" office:value="0.0305267097185093" calcext:value-type="float">
            <text:p>0.0305267097185093</text:p>
          </table:table-cell>
          <table:table-cell office:value-type="float" office:value="0.126280759500875" calcext:value-type="float">
            <text:p>0.126280759500875</text:p>
          </table:table-cell>
        </table:table-row>
        <table:table-row table:style-name="ro1">
          <table:table-cell office:value-type="string" calcext:value-type="string">
            <text:p>Nsamples300SeriesSize202.csv</text:p>
          </table:table-cell>
          <table:table-cell office:value-type="string" calcext:value-type="string">
            <text:p>AR1hi</text:p>
          </table:table-cell>
          <table:table-cell office:value-type="float" office:value="0.281930359026365" calcext:value-type="float">
            <text:p>0.281930359026365</text:p>
          </table:table-cell>
          <table:table-cell office:value-type="float" office:value="0.0116831399104223" calcext:value-type="float">
            <text:p>0.0116831399104223</text:p>
          </table:table-cell>
          <table:table-cell office:value-type="float" office:value="0.00000001068657941495" calcext:value-type="float">
            <text:p>1.06865794149521E-08</text:p>
          </table:table-cell>
          <table:table-cell office:value-type="float" office:value="0.684040562036506" calcext:value-type="float">
            <text:p>0.684040562036506</text:p>
          </table:table-cell>
        </table:table-row>
        <table:table-row table:style-name="ro1">
          <table:table-cell office:value-type="string" calcext:value-type="string">
            <text:p>Nsamples300SeriesSize51.csv</text:p>
          </table:table-cell>
          <table:table-cell office:value-type="string" calcext:value-type="string">
            <text:p>Sine</text:p>
          </table:table-cell>
          <table:table-cell office:value-type="float" office:value="0.953314138296238" calcext:value-type="float">
            <text:p>0.953314138296238</text:p>
          </table:table-cell>
          <table:table-cell office:value-type="float" office:value="-0.00411812122476938" calcext:value-type="float">
            <text:p>-0.00411812122476938</text:p>
          </table:table-cell>
          <table:table-cell office:value-type="float" office:value="0.519781097638384" calcext:value-type="float">
            <text:p>0.519781097638384</text:p>
          </table:table-cell>
          <table:table-cell office:value-type="float" office:value="-0.0202295915278532" calcext:value-type="float">
            <text:p>-0.0202295915278532</text:p>
          </table:table-cell>
        </table:table-row>
        <table:table-row table:style-name="ro1">
          <table:table-cell office:value-type="string" calcext:value-type="string">
            <text:p>Nsamples300SeriesSize51.csv</text:p>
          </table:table-cell>
          <table:table-cell office:value-type="string" calcext:value-type="string">
            <text:p>WhiteNoise</text:p>
          </table:table-cell>
          <table:table-cell office:value-type="float" office:value="0.922440684399106" calcext:value-type="float">
            <text:p>0.922440684399106</text:p>
          </table:table-cell>
          <table:table-cell office:value-type="float" office:value="0.000390772444807036" calcext:value-type="float">
            <text:p>0.000390772444807036</text:p>
          </table:table-cell>
          <table:table-cell office:value-type="float" office:value="0.153408121335826" calcext:value-type="float">
            <text:p>0.153408121335826</text:p>
          </table:table-cell>
          <table:table-cell office:value-type="float" office:value="0.038247700264631" calcext:value-type="float">
            <text:p>0.038247700264631</text:p>
          </table:table-cell>
        </table:table-row>
        <table:table-row table:style-name="ro1">
          <table:table-cell office:value-type="string" calcext:value-type="string">
            <text:p>Nsamples300SeriesSize51.csv</text:p>
          </table:table-cell>
          <table:table-cell office:value-type="string" calcext:value-type="string">
            <text:p>SineAndNoise</text:p>
          </table:table-cell>
          <table:table-cell office:value-type="float" office:value="0.9083302900653" calcext:value-type="float">
            <text:p>0.9083302900653</text:p>
          </table:table-cell>
          <table:table-cell office:value-type="float" office:value="-0.000681483132061844" calcext:value-type="float">
            <text:p>-0.000681483132061844</text:p>
          </table:table-cell>
          <table:table-cell office:value-type="float" office:value="0.74790008745712" calcext:value-type="float">
            <text:p>0.74790008745712</text:p>
          </table:table-cell>
          <table:table-cell office:value-type="float" office:value="-0.0318315738260586" calcext:value-type="float">
            <text:p>-0.0318315738260586</text:p>
          </table:table-cell>
        </table:table-row>
        <table:table-row table:style-name="ro1">
          <table:table-cell office:value-type="string" calcext:value-type="string">
            <text:p>Nsamples300SeriesSize51.csv</text:p>
          </table:table-cell>
          <table:table-cell office:value-type="string" calcext:value-type="string">
            <text:p>AR1low</text:p>
          </table:table-cell>
          <table:table-cell office:value-type="float" office:value="0.880241413431112" calcext:value-type="float">
            <text:p>0.880241413431112</text:p>
          </table:table-cell>
          <table:table-cell office:value-type="float" office:value="0.00192524012138719" calcext:value-type="float">
            <text:p>0.00192524012138719</text:p>
          </table:table-cell>
          <table:table-cell office:value-type="float" office:value="0.000386625892609594" calcext:value-type="float">
            <text:p>0.000386625892609594</text:p>
          </table:table-cell>
          <table:table-cell office:value-type="float" office:value="0.344622523603218" calcext:value-type="float">
            <text:p>0.344622523603218</text:p>
          </table:table-cell>
        </table:table-row>
        <table:table-row table:style-name="ro1">
          <table:table-cell office:value-type="string" calcext:value-type="string">
            <text:p>Nsamples300SeriesSize51.csv</text:p>
          </table:table-cell>
          <table:table-cell office:value-type="string" calcext:value-type="string">
            <text:p>AR1hi</text:p>
          </table:table-cell>
          <table:table-cell office:value-type="float" office:value="0.65596004359155" calcext:value-type="float">
            <text:p>0.65596004359155</text:p>
          </table:table-cell>
          <table:table-cell office:value-type="float" office:value="0.00938592912876539" calcext:value-type="float">
            <text:p>0.00938592912876539</text:p>
          </table:table-cell>
          <table:table-cell office:value-type="float" office:value="0.00000104871752542647" calcext:value-type="float">
            <text:p>1.04871752542647E-06</text:p>
          </table:table-cell>
          <table:table-cell office:value-type="float" office:value="0.564135662627898" calcext:value-type="float">
            <text:p>0.564135662627898</text:p>
          </table:table-cell>
        </table:table-row>
      </table:table>
      <table:table table:name="Sheet2" table:style-name="ta1">
        <table:table-column table:style-name="co7" table:number-columns-repeated="7" table:default-cell-style-name="Default"/>
        <table:table-row table:style-name="ro1">
          <table:table-cell office:value-type="string" calcext:value-type="string">
            <text:p>Series size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Intercept</text:p>
          </table:table-cell>
          <table:table-cell office:value-type="string" calcext:value-type="string">
            <text:p>Coeff</text:p>
          </table:table-cell>
          <table:table-cell office:value-type="string" calcext:value-type="string">
            <text:p>PValue</text:p>
          </table:table-cell>
          <table:table-cell office:value-type="string" calcext:value-type="string">
            <text:p>AdjustedRSquare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ine</text:p>
          </table:table-cell>
          <table:table-cell table:formula="of:=ROUND([$linear_regression_results.C2];3)" office:value-type="float" office:value="0.951" calcext:value-type="float">
            <text:p>0.951</text:p>
          </table:table-cell>
          <table:table-cell table:formula="of:=ROUND([$linear_regression_results.D2];3)" office:value-type="float" office:value="-0.003" calcext:value-type="float">
            <text:p>-0.003</text:p>
          </table:table-cell>
          <table:table-cell table:formula="of:=ROUND([$linear_regression_results.E2];3)" office:value-type="float" office:value="0.656" calcext:value-type="float">
            <text:p>0.656</text:p>
          </table:table-cell>
          <table:table-cell table:formula="of:=ROUND([$linear_regression_results.F2];3)" office:value-type="float" office:value="-0.028" calcext:value-type="float">
            <text:p>-0.02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WhiteNoise</text:p>
          </table:table-cell>
          <table:table-cell table:formula="of:=ROUND([$linear_regression_results.C3];3)" office:value-type="float" office:value="0.918" calcext:value-type="float">
            <text:p>0.918</text:p>
          </table:table-cell>
          <table:table-cell table:formula="of:=ROUND([$linear_regression_results.D3];3)" office:value-type="float" office:value="0" calcext:value-type="float">
            <text:p>0</text:p>
          </table:table-cell>
          <table:table-cell table:formula="of:=ROUND([$linear_regression_results.E3];3)" office:value-type="float" office:value="0.151" calcext:value-type="float">
            <text:p>0.151</text:p>
          </table:table-cell>
          <table:table-cell table:formula="of:=ROUND([$linear_regression_results.F3];3)" office:value-type="float" office:value="0.039" calcext:value-type="float">
            <text:p>0.03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ineAndNoise</text:p>
          </table:table-cell>
          <table:table-cell table:formula="of:=ROUND([$linear_regression_results.C4];3)" office:value-type="float" office:value="0.902" calcext:value-type="float">
            <text:p>0.902</text:p>
          </table:table-cell>
          <table:table-cell table:formula="of:=ROUND([$linear_regression_results.D4];3)" office:value-type="float" office:value="-0.001" calcext:value-type="float">
            <text:p>-0.001</text:p>
          </table:table-cell>
          <table:table-cell table:formula="of:=ROUND([$linear_regression_results.E4];3)" office:value-type="float" office:value="0.648" calcext:value-type="float">
            <text:p>0.648</text:p>
          </table:table-cell>
          <table:table-cell table:formula="of:=ROUND([$linear_regression_results.F4];3)" office:value-type="float" office:value="-0.028" calcext:value-type="float">
            <text:p>-0.02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R1low</text:p>
          </table:table-cell>
          <table:table-cell table:formula="of:=ROUND([$linear_regression_results.C5];3)" office:value-type="float" office:value="0.869" calcext:value-type="float">
            <text:p>0.869</text:p>
          </table:table-cell>
          <table:table-cell table:formula="of:=ROUND([$linear_regression_results.D5];3)" office:value-type="float" office:value="0.001" calcext:value-type="float">
            <text:p>0.001</text:p>
          </table:table-cell>
          <table:table-cell table:formula="of:=ROUND([$linear_regression_results.E5];3)" office:value-type="float" office:value="0.03" calcext:value-type="float">
            <text:p>0.03</text:p>
          </table:table-cell>
          <table:table-cell table:formula="of:=ROUND([$linear_regression_results.F5];3)" office:value-type="float" office:value="0.128" calcext:value-type="float">
            <text:p>0.12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R1hi</text:p>
          </table:table-cell>
          <table:table-cell table:formula="of:=ROUND([$linear_regression_results.C6];3)" office:value-type="float" office:value="0.464" calcext:value-type="float">
            <text:p>0.464</text:p>
          </table:table-cell>
          <table:table-cell table:formula="of:=ROUND([$linear_regression_results.D6];3)" office:value-type="float" office:value="0.012" calcext:value-type="float">
            <text:p>0.012</text:p>
          </table:table-cell>
          <table:table-cell table:formula="of:=ROUND([$linear_regression_results.E6];3)" office:value-type="float" office:value="0" calcext:value-type="float">
            <text:p>0</text:p>
          </table:table-cell>
          <table:table-cell table:formula="of:=ROUND([$linear_regression_results.F6];3)" office:value-type="float" office:value="0.597" calcext:value-type="float">
            <text:p>0.59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ine</text:p>
          </table:table-cell>
          <table:table-cell table:formula="of:=ROUND([$linear_regression_results.C7];3)" office:value-type="float" office:value="0.964" calcext:value-type="float">
            <text:p>0.964</text:p>
          </table:table-cell>
          <table:table-cell table:formula="of:=ROUND([$linear_regression_results.D7];3)" office:value-type="float" office:value="-0.003" calcext:value-type="float">
            <text:p>-0.003</text:p>
          </table:table-cell>
          <table:table-cell table:formula="of:=ROUND([$linear_regression_results.E7];3)" office:value-type="float" office:value="0.635" calcext:value-type="float">
            <text:p>0.635</text:p>
          </table:table-cell>
          <table:table-cell table:formula="of:=ROUND([$linear_regression_results.F7];3)" office:value-type="float" office:value="-0.027" calcext:value-type="float">
            <text:p>-0.02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WhiteNoise</text:p>
          </table:table-cell>
          <table:table-cell table:formula="of:=ROUND([$linear_regression_results.C8];3)" office:value-type="float" office:value="0.904" calcext:value-type="float">
            <text:p>0.904</text:p>
          </table:table-cell>
          <table:table-cell table:formula="of:=ROUND([$linear_regression_results.D8];3)" office:value-type="float" office:value="0.001" calcext:value-type="float">
            <text:p>0.001</text:p>
          </table:table-cell>
          <table:table-cell table:formula="of:=ROUND([$linear_regression_results.E8];3)" office:value-type="float" office:value="0.005" calcext:value-type="float">
            <text:p>0.005</text:p>
          </table:table-cell>
          <table:table-cell table:formula="of:=ROUND([$linear_regression_results.F8];3)" office:value-type="float" office:value="0.225" calcext:value-type="float">
            <text:p>0.22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ineAndNoise</text:p>
          </table:table-cell>
          <table:table-cell table:formula="of:=ROUND([$linear_regression_results.C9];3)" office:value-type="float" office:value="0.896" calcext:value-type="float">
            <text:p>0.896</text:p>
          </table:table-cell>
          <table:table-cell table:formula="of:=ROUND([$linear_regression_results.D9];3)" office:value-type="float" office:value="-0.002" calcext:value-type="float">
            <text:p>-0.002</text:p>
          </table:table-cell>
          <table:table-cell table:formula="of:=ROUND([$linear_regression_results.E9];3)" office:value-type="float" office:value="0.604" calcext:value-type="float">
            <text:p>0.604</text:p>
          </table:table-cell>
          <table:table-cell table:formula="of:=ROUND([$linear_regression_results.F9];3)" office:value-type="float" office:value="-0.026" calcext:value-type="float">
            <text:p>-0.02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R1low</text:p>
          </table:table-cell>
          <table:table-cell table:formula="of:=ROUND([$linear_regression_results.C10];3)" office:value-type="float" office:value="0.838" calcext:value-type="float">
            <text:p>0.838</text:p>
          </table:table-cell>
          <table:table-cell table:formula="of:=ROUND([$linear_regression_results.D10];3)" office:value-type="float" office:value="0.002" calcext:value-type="float">
            <text:p>0.002</text:p>
          </table:table-cell>
          <table:table-cell table:formula="of:=ROUND([$linear_regression_results.E10];3)" office:value-type="float" office:value="0.007" calcext:value-type="float">
            <text:p>0.007</text:p>
          </table:table-cell>
          <table:table-cell table:formula="of:=ROUND([$linear_regression_results.F10];3)" office:value-type="float" office:value="0.207" calcext:value-type="float">
            <text:p>0.20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R1hi</text:p>
          </table:table-cell>
          <table:table-cell table:formula="of:=ROUND([$linear_regression_results.C11];3)" office:value-type="float" office:value="0.319" calcext:value-type="float">
            <text:p>0.319</text:p>
          </table:table-cell>
          <table:table-cell table:formula="of:=ROUND([$linear_regression_results.D11];3)" office:value-type="float" office:value="0.011" calcext:value-type="float">
            <text:p>0.011</text:p>
          </table:table-cell>
          <table:table-cell table:formula="of:=ROUND([$linear_regression_results.E11];3)" office:value-type="float" office:value="0" calcext:value-type="float">
            <text:p>0</text:p>
          </table:table-cell>
          <table:table-cell table:formula="of:=ROUND([$linear_regression_results.F11];3)" office:value-type="float" office:value="0.603" calcext:value-type="float">
            <text:p>0.60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ine</text:p>
          </table:table-cell>
          <table:table-cell table:formula="of:=ROUND([$linear_regression_results.C12];3)" office:value-type="float" office:value="0.953" calcext:value-type="float">
            <text:p>0.953</text:p>
          </table:table-cell>
          <table:table-cell table:formula="of:=ROUND([$linear_regression_results.D12];3)" office:value-type="float" office:value="-0.004" calcext:value-type="float">
            <text:p>-0.004</text:p>
          </table:table-cell>
          <table:table-cell table:formula="of:=ROUND([$linear_regression_results.E12];3)" office:value-type="float" office:value="0.52" calcext:value-type="float">
            <text:p>0.52</text:p>
          </table:table-cell>
          <table:table-cell table:formula="of:=ROUND([$linear_regression_results.F12];3)"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WhiteNoise</text:p>
          </table:table-cell>
          <table:table-cell table:formula="of:=ROUND([$linear_regression_results.C13];3)" office:value-type="float" office:value="0.919" calcext:value-type="float">
            <text:p>0.919</text:p>
          </table:table-cell>
          <table:table-cell table:formula="of:=ROUND([$linear_regression_results.D13];3)" office:value-type="float" office:value="0.001" calcext:value-type="float">
            <text:p>0.001</text:p>
          </table:table-cell>
          <table:table-cell table:formula="of:=ROUND([$linear_regression_results.E13];3)" office:value-type="float" office:value="0.001" calcext:value-type="float">
            <text:p>0.001</text:p>
          </table:table-cell>
          <table:table-cell table:formula="of:=ROUND([$linear_regression_results.F13];3)" office:value-type="float" office:value="0.286" calcext:value-type="float">
            <text:p>0.28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ineAndNoise</text:p>
          </table:table-cell>
          <table:table-cell table:formula="of:=ROUND([$linear_regression_results.C14];3)" office:value-type="float" office:value="0.9" calcext:value-type="float">
            <text:p>0.9</text:p>
          </table:table-cell>
          <table:table-cell table:formula="of:=ROUND([$linear_regression_results.D14];3)" office:value-type="float" office:value="-0" calcext:value-type="float">
            <text:p>0</text:p>
          </table:table-cell>
          <table:table-cell table:formula="of:=ROUND([$linear_regression_results.E14];3)" office:value-type="float" office:value="0.916" calcext:value-type="float">
            <text:p>0.916</text:p>
          </table:table-cell>
          <table:table-cell table:formula="of:=ROUND([$linear_regression_results.F14];3)" office:value-type="float" office:value="-0.035" calcext:value-type="float">
            <text:p>-0.03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R1low</text:p>
          </table:table-cell>
          <table:table-cell table:formula="of:=ROUND([$linear_regression_results.C15];3)" office:value-type="float" office:value="0.887" calcext:value-type="float">
            <text:p>0.887</text:p>
          </table:table-cell>
          <table:table-cell table:formula="of:=ROUND([$linear_regression_results.D15];3)" office:value-type="float" office:value="0.002" calcext:value-type="float">
            <text:p>0.002</text:p>
          </table:table-cell>
          <table:table-cell table:formula="of:=ROUND([$linear_regression_results.E15];3)" office:value-type="float" office:value="0.002" calcext:value-type="float">
            <text:p>0.002</text:p>
          </table:table-cell>
          <table:table-cell table:formula="of:=ROUND([$linear_regression_results.F15];3)"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R1hi</text:p>
          </table:table-cell>
          <table:table-cell table:formula="of:=ROUND([$linear_regression_results.C16];3)" office:value-type="float" office:value="0.663" calcext:value-type="float">
            <text:p>0.663</text:p>
          </table:table-cell>
          <table:table-cell table:formula="of:=ROUND([$linear_regression_results.D16];3)" office:value-type="float" office:value="0.009" calcext:value-type="float">
            <text:p>0.009</text:p>
          </table:table-cell>
          <table:table-cell table:formula="of:=ROUND([$linear_regression_results.E16];3)" office:value-type="float" office:value="0" calcext:value-type="float">
            <text:p>0</text:p>
          </table:table-cell>
          <table:table-cell table:formula="of:=ROUND([$linear_regression_results.F16];3)" office:value-type="float" office:value="0.556" calcext:value-type="float">
            <text:p>0.55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ine</text:p>
          </table:table-cell>
          <table:table-cell table:formula="of:=ROUND([$linear_regression_results.C17];3)" office:value-type="float" office:value="0.951" calcext:value-type="float">
            <text:p>0.951</text:p>
          </table:table-cell>
          <table:table-cell table:formula="of:=ROUND([$linear_regression_results.D17];3)" office:value-type="float" office:value="-0.003" calcext:value-type="float">
            <text:p>-0.003</text:p>
          </table:table-cell>
          <table:table-cell table:formula="of:=ROUND([$linear_regression_results.E17];3)" office:value-type="float" office:value="0.656" calcext:value-type="float">
            <text:p>0.656</text:p>
          </table:table-cell>
          <table:table-cell table:formula="of:=ROUND([$linear_regression_results.F17];3)" office:value-type="float" office:value="-0.028" calcext:value-type="float">
            <text:p>-0.02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hiteNoise</text:p>
          </table:table-cell>
          <table:table-cell table:formula="of:=ROUND([$linear_regression_results.C18];3)" office:value-type="float" office:value="0.918" calcext:value-type="float">
            <text:p>0.918</text:p>
          </table:table-cell>
          <table:table-cell table:formula="of:=ROUND([$linear_regression_results.D18];3)" office:value-type="float" office:value="0" calcext:value-type="float">
            <text:p>0</text:p>
          </table:table-cell>
          <table:table-cell table:formula="of:=ROUND([$linear_regression_results.E18];3)" office:value-type="float" office:value="0.465" calcext:value-type="float">
            <text:p>0.465</text:p>
          </table:table-cell>
          <table:table-cell table:formula="of:=ROUND([$linear_regression_results.F18];3)" office:value-type="float" office:value="-0.016" calcext:value-type="float">
            <text:p>-0.01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ineAndNoise</text:p>
          </table:table-cell>
          <table:table-cell table:formula="of:=ROUND([$linear_regression_results.C19];3)" office:value-type="float" office:value="0.904" calcext:value-type="float">
            <text:p>0.904</text:p>
          </table:table-cell>
          <table:table-cell table:formula="of:=ROUND([$linear_regression_results.D19];3)" office:value-type="float" office:value="-0.002" calcext:value-type="float">
            <text:p>-0.002</text:p>
          </table:table-cell>
          <table:table-cell table:formula="of:=ROUND([$linear_regression_results.E19];3)" office:value-type="float" office:value="0.598" calcext:value-type="float">
            <text:p>0.598</text:p>
          </table:table-cell>
          <table:table-cell table:formula="of:=ROUND([$linear_regression_results.F19];3)" office:value-type="float" office:value="-0.025" calcext:value-type="float">
            <text:p>-0.02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R1low</text:p>
          </table:table-cell>
          <table:table-cell table:formula="of:=ROUND([$linear_regression_results.C20];3)" office:value-type="float" office:value="0.872" calcext:value-type="float">
            <text:p>0.872</text:p>
          </table:table-cell>
          <table:table-cell table:formula="of:=ROUND([$linear_regression_results.D20];3)" office:value-type="float" office:value="0.001" calcext:value-type="float">
            <text:p>0.001</text:p>
          </table:table-cell>
          <table:table-cell table:formula="of:=ROUND([$linear_regression_results.E20];3)" office:value-type="float" office:value="0.041" calcext:value-type="float">
            <text:p>0.041</text:p>
          </table:table-cell>
          <table:table-cell table:formula="of:=ROUND([$linear_regression_results.F20];3)"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R1hi</text:p>
          </table:table-cell>
          <table:table-cell table:formula="of:=ROUND([$linear_regression_results.C21];3)" office:value-type="float" office:value="0.487" calcext:value-type="float">
            <text:p>0.487</text:p>
          </table:table-cell>
          <table:table-cell table:formula="of:=ROUND([$linear_regression_results.D21];3)" office:value-type="float" office:value="0.01" calcext:value-type="float">
            <text:p>0.01</text:p>
          </table:table-cell>
          <table:table-cell table:formula="of:=ROUND([$linear_regression_results.E21];3)" office:value-type="float" office:value="0" calcext:value-type="float">
            <text:p>0</text:p>
          </table:table-cell>
          <table:table-cell table:formula="of:=ROUND([$linear_regression_results.F21];3)" office:value-type="float" office:value="0.583" calcext:value-type="float">
            <text:p>0.58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ine</text:p>
          </table:table-cell>
          <table:table-cell table:formula="of:=ROUND([$linear_regression_results.C22];3)" office:value-type="float" office:value="0.964" calcext:value-type="float">
            <text:p>0.964</text:p>
          </table:table-cell>
          <table:table-cell table:formula="of:=ROUND([$linear_regression_results.D22];3)" office:value-type="float" office:value="-0.003" calcext:value-type="float">
            <text:p>-0.003</text:p>
          </table:table-cell>
          <table:table-cell table:formula="of:=ROUND([$linear_regression_results.E22];3)" office:value-type="float" office:value="0.635" calcext:value-type="float">
            <text:p>0.635</text:p>
          </table:table-cell>
          <table:table-cell table:formula="of:=ROUND([$linear_regression_results.F22];3)" office:value-type="float" office:value="-0.027" calcext:value-type="float">
            <text:p>-0.02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hiteNoise</text:p>
          </table:table-cell>
          <table:table-cell table:formula="of:=ROUND([$linear_regression_results.C23];3)" office:value-type="float" office:value="0.904" calcext:value-type="float">
            <text:p>0.904</text:p>
          </table:table-cell>
          <table:table-cell table:formula="of:=ROUND([$linear_regression_results.D23];3)" office:value-type="float" office:value="0.001" calcext:value-type="float">
            <text:p>0.001</text:p>
          </table:table-cell>
          <table:table-cell table:formula="of:=ROUND([$linear_regression_results.E23];3)" office:value-type="float" office:value="0.086" calcext:value-type="float">
            <text:p>0.086</text:p>
          </table:table-cell>
          <table:table-cell table:formula="of:=ROUND([$linear_regression_results.F23];3)"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ineAndNoise</text:p>
          </table:table-cell>
          <table:table-cell table:formula="of:=ROUND([$linear_regression_results.C24];3)" office:value-type="float" office:value="0.887" calcext:value-type="float">
            <text:p>0.887</text:p>
          </table:table-cell>
          <table:table-cell table:formula="of:=ROUND([$linear_regression_results.D24];3)" office:value-type="float" office:value="-0.001" calcext:value-type="float">
            <text:p>-0.001</text:p>
          </table:table-cell>
          <table:table-cell table:formula="of:=ROUND([$linear_regression_results.E24];3)" office:value-type="float" office:value="0.689" calcext:value-type="float">
            <text:p>0.689</text:p>
          </table:table-cell>
          <table:table-cell table:formula="of:=ROUND([$linear_regression_results.F24];3)" office:value-type="float" office:value="-0.03" calcext:value-type="float">
            <text:p>-0.0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R1low</text:p>
          </table:table-cell>
          <table:table-cell table:formula="of:=ROUND([$linear_regression_results.C25];3)" office:value-type="float" office:value="0.84" calcext:value-type="float">
            <text:p>0.84</text:p>
          </table:table-cell>
          <table:table-cell table:formula="of:=ROUND([$linear_regression_results.D25];3)" office:value-type="float" office:value="0.002" calcext:value-type="float">
            <text:p>0.002</text:p>
          </table:table-cell>
          <table:table-cell table:formula="of:=ROUND([$linear_regression_results.E25];3)" office:value-type="float" office:value="0.031" calcext:value-type="float">
            <text:p>0.031</text:p>
          </table:table-cell>
          <table:table-cell table:formula="of:=ROUND([$linear_regression_results.F25];3)" office:value-type="float" office:value="0.126" calcext:value-type="float">
            <text:p>0.12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R1hi</text:p>
          </table:table-cell>
          <table:table-cell table:formula="of:=ROUND([$linear_regression_results.C26];3)" office:value-type="float" office:value="0.282" calcext:value-type="float">
            <text:p>0.282</text:p>
          </table:table-cell>
          <table:table-cell table:formula="of:=ROUND([$linear_regression_results.D26];3)" office:value-type="float" office:value="0.012" calcext:value-type="float">
            <text:p>0.012</text:p>
          </table:table-cell>
          <table:table-cell table:formula="of:=ROUND([$linear_regression_results.E26];3)" office:value-type="float" office:value="0" calcext:value-type="float">
            <text:p>0</text:p>
          </table:table-cell>
          <table:table-cell table:formula="of:=ROUND([$linear_regression_results.F26];3)" office:value-type="float" office:value="0.684" calcext:value-type="float">
            <text:p>0.6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ine</text:p>
          </table:table-cell>
          <table:table-cell table:formula="of:=ROUND([$linear_regression_results.C27];3)" office:value-type="float" office:value="0.953" calcext:value-type="float">
            <text:p>0.953</text:p>
          </table:table-cell>
          <table:table-cell table:formula="of:=ROUND([$linear_regression_results.D27];3)" office:value-type="float" office:value="-0.004" calcext:value-type="float">
            <text:p>-0.004</text:p>
          </table:table-cell>
          <table:table-cell table:formula="of:=ROUND([$linear_regression_results.E27];3)" office:value-type="float" office:value="0.52" calcext:value-type="float">
            <text:p>0.52</text:p>
          </table:table-cell>
          <table:table-cell table:formula="of:=ROUND([$linear_regression_results.F27];3)"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hiteNoise</text:p>
          </table:table-cell>
          <table:table-cell table:formula="of:=ROUND([$linear_regression_results.C28];3)" office:value-type="float" office:value="0.922" calcext:value-type="float">
            <text:p>0.922</text:p>
          </table:table-cell>
          <table:table-cell table:formula="of:=ROUND([$linear_regression_results.D28];3)" office:value-type="float" office:value="0" calcext:value-type="float">
            <text:p>0</text:p>
          </table:table-cell>
          <table:table-cell table:formula="of:=ROUND([$linear_regression_results.E28];3)" office:value-type="float" office:value="0.153" calcext:value-type="float">
            <text:p>0.153</text:p>
          </table:table-cell>
          <table:table-cell table:formula="of:=ROUND([$linear_regression_results.F28];3)" office:value-type="float" office:value="0.038" calcext:value-type="float">
            <text:p>0.03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ineAndNoise</text:p>
          </table:table-cell>
          <table:table-cell table:formula="of:=ROUND([$linear_regression_results.C29];3)" office:value-type="float" office:value="0.908" calcext:value-type="float">
            <text:p>0.908</text:p>
          </table:table-cell>
          <table:table-cell table:formula="of:=ROUND([$linear_regression_results.D29];3)" office:value-type="float" office:value="-0.001" calcext:value-type="float">
            <text:p>-0.001</text:p>
          </table:table-cell>
          <table:table-cell table:formula="of:=ROUND([$linear_regression_results.E29];3)" office:value-type="float" office:value="0.748" calcext:value-type="float">
            <text:p>0.748</text:p>
          </table:table-cell>
          <table:table-cell table:formula="of:=ROUND([$linear_regression_results.F29];3)" office:value-type="float" office:value="-0.032" calcext:value-type="float">
            <text:p>-0.03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R1low</text:p>
          </table:table-cell>
          <table:table-cell table:formula="of:=ROUND([$linear_regression_results.C30];3)" office:value-type="float" office:value="0.88" calcext:value-type="float">
            <text:p>0.88</text:p>
          </table:table-cell>
          <table:table-cell table:formula="of:=ROUND([$linear_regression_results.D30];3)" office:value-type="float" office:value="0.002" calcext:value-type="float">
            <text:p>0.002</text:p>
          </table:table-cell>
          <table:table-cell table:formula="of:=ROUND([$linear_regression_results.E30];3)" office:value-type="float" office:value="0" calcext:value-type="float">
            <text:p>0</text:p>
          </table:table-cell>
          <table:table-cell table:formula="of:=ROUND([$linear_regression_results.F30];3)" office:value-type="float" office:value="0.345" calcext:value-type="float">
            <text:p>0.34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R1hi</text:p>
          </table:table-cell>
          <table:table-cell table:formula="of:=ROUND([$linear_regression_results.C31];3)" office:value-type="float" office:value="0.656" calcext:value-type="float">
            <text:p>0.656</text:p>
          </table:table-cell>
          <table:table-cell table:formula="of:=ROUND([$linear_regression_results.D31];3)" office:value-type="float" office:value="0.009" calcext:value-type="float">
            <text:p>0.009</text:p>
          </table:table-cell>
          <table:table-cell table:formula="of:=ROUND([$linear_regression_results.E31];3)" office:value-type="float" office:value="0" calcext:value-type="float">
            <text:p>0</text:p>
          </table:table-cell>
          <table:table-cell table:formula="of:=ROUND([$linear_regression_results.F31];3)" office:value-type="float" office:value="0.564" calcext:value-type="float">
            <text:p>0.5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02T19:22:12.655534929</dc:date>
    <meta:editing-duration>PT13M29S</meta:editing-duration>
    <meta:editing-cycles>1</meta:editing-cycles>
    <meta:document-statistic meta:table-count="2" meta:cell-count="403" meta:object-count="0"/>
    <meta:generator>LibreOffice/7.3.7.2$Linux_X86_64 LibreOffice_project/30$Build-2</meta:generator>
  </office:meta>
</office:document-meta>
</file>